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popupmenu/cell.xml" manifest:media-type=""/>
  <manifest:file-entry manifest:full-path="Configurations2/popupmenu/colheader.xml" manifest:media-type=""/>
  <manifest:file-entry manifest:full-path="Configurations2/popupmenu/rowheader.xml" manifest:media-type=""/>
  <manifest:file-entry manifest:full-path="Configurations2/menubar/menubar.xml" manifest:media-type=""/>
  <manifest:file-entry manifest:full-path="Configurations2/toolbar/custom_toolbar_9d47322f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2917in"/>
    </style:style>
    <style:style style:name="co7" style:family="table-column">
      <style:table-column-properties fo:break-before="auto" style:column-width="0.3937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4.528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padding="0.028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diagonal-bl-tr="none" style:diagonal-tl-br="none" fo:border="0.06pt solid #33cccc" fo:padding="0.028in" style:rotation-align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06pt solid #33cccc" fo:padding="0.028in" fo:border-right="0.06pt solid #33cccc" style:rotation-align="none" fo:border-top="none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padding="0.028in"/>
      <style:text-properties fo:font-size="11pt" style:font-size-asian="11pt" style:font-size-complex="11pt"/>
    </style:style>
    <style:style style:name="ce55" style:family="table-cell" style:parent-style-name="Default" style:data-style-name="N99"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padding="0.028in"/>
      <style:text-properties fo:font-size="11pt" style:font-size-asian="11pt" style:font-size-complex="11pt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6pt solid #ffff00" fo:background-color="#333399" style:diagonal-bl-tr="none" style:diagonal-tl-br="none" style:text-align-source="fix" style:repeat-content="false" fo:wrap-option="no-wrap" fo:border-left="none" style:direction="ltr" fo:padding="0.028in" fo:border-right="0.26pt solid #ffff00" style:rotation-angle="0" style:rotation-align="none" style:shrink-to-fit="false" fo:border-top="0.26pt solid #ffff00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6d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1ac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solid #ffff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a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33cccc" fo:background-color="#ccccff" style:diagonal-bl-tr="none" style:diagonal-tl-br="none" style:text-align-source="fix" style:repeat-content="false" fo:wrap-option="no-wrap" fo:border-left="none" style:direction="ltr" fo:padding="0.028in" fo:border-right="0.06pt solid #33cccc" style:rotation-angle="0" style:rotation-align="none" style:shrink-to-fit="false" fo:border-top="0.06pt solid #33cccc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51" style:family="table-cell" style:parent-style-name="Default" style:data-style-name="N99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5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6pt solid #2a6099" fo:background-color="#b3cac7" style:diagonal-bl-tr="none" style:diagonal-tl-br="none" style:text-align-source="fix" style:repeat-content="false" fo:wrap-option="no-wrap" fo:border-left="none" style:direction="ltr" fo:padding="0.028in" fo:border-right="0.26pt solid #2a6099" style:rotation-angle="0" style:rotation-align="none" style:shrink-to-fit="false" fo:border-top="0.26pt solid #2a609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26pt solid #2a6099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b4c7d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fo:background-color="transparent" fo:border="0.06pt solid #33cccc" fo:padding="0.028in" style:rotation-align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33996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b4c7dc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81aca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ee6ef" style:diagonal-bl-tr="none" style:diagonal-tl-br="none" style:text-align-source="fix" style:repeat-content="false" fo:wrap-option="no-wrap" fo:border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order-bottom="0.26pt solid #2a6099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none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3399" style:diagonal-bl-tr="none" style:diagonal-tl-br="none" style:text-align-source="fix" style:repeat-content="false" fo:wrap-option="no-wrap" fo:border="none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fo:border-bottom="0.26pt solid #ffff00" fo:background-color="#333399" style:diagonal-bl-tr="none" style:diagonal-tl-br="none" style:text-align-source="fix" style:repeat-content="false" fo:wrap-option="no-wrap" fo:border-left="none" fo:border-right="0.26pt solid #ffff00" fo:border-top="0.26pt solid #ffff00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666666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fo:border-bottom="0.26pt solid #2a6099" fo:background-color="#b3cac7" style:diagonal-bl-tr="none" style:diagonal-tl-br="none" style:text-align-source="fix" style:repeat-content="false" fo:wrap-option="no-wrap" fo:border-left="none" fo:border-right="0.26pt solid #2a6099" fo:border-top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55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10d0c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Spec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ODULE</text:p>
          </table:table-cell>
          <table:table-cell table:style-name="ce33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BUILDPROCESS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OPTIONS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buildSpec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del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LSE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FINALL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TR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0" calcext:value-type="float">
            <text:p>20</text:p>
          </table:table-cell>
          <table:table-cell table:style-name="ce35" office:value-type="float" office:value="9" calcext:value-type="float">
            <text:p>9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CLASS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CONDITION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EVENT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A</text:p>
          </table:table-cell>
          <table:table-cell table:style-name="ce58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ION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INCLUDE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NEX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7" office:value-type="string" calcext:value-type="string">
            <text:p>A</text:p>
          </table:table-cell>
          <table:table-cell table:style-name="ce59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model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Cmd</text:p>
          </table:table-cell>
          <table:table-cell office:value-type="string" calcext:value-type="string">
            <text:p>cmd.ex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Dir</text:p>
          </table:table-cell>
          <table:table-cell office:value-type="string" calcext:value-type="string">
            <text:p>c:\temp\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File</text:p>
          </table:table-cell>
          <table:table-cell office:value-type="string" calcext:value-type="string">
            <text:p>bldscrnnnnn.bat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Act</text:p>
          </table:table-cell>
          <table:table-cell office:value-type="string" calcext:value-type="string">
            <text:p>call I:\Projects\codemapv4\codemap\cmenv\Scripts\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DeAct</text:p>
          </table:table-cell>
          <table:table-cell office:value-type="string" calcext:value-type="string">
            <text:p>call I:\Projects\codemapv4\codemap\cmenv\Scripts\de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CMD</text:p>
          </table:table-cell>
          <table:table-cell office:value-type="string" calcext:value-type="string">
            <text:p>%VIRTUAL_ENV%\scripts\python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Module</text:p>
          </table:table-cell>
          <table:table-cell office:value-type="string" calcext:value-type="string">
            <text:p>codemaps.build.build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BldSpec</text:p>
          </table:table-cell>
          <table:table-cell office:value-type="string" calcext:value-type="string">
            <text:p>buildSpec</text:p>
          </table:table-cell>
          <table:table-cell table:number-columns-repeated="61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__init__" table:style-name="ta1" table:protected="true">
        <loext:table-protection loext:select-protected-cells="true" loext:select-unprotected-cells="true"/>
        <table:table-column table:style-name="co6" table:default-cell-style-name="ce62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0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__init__.$A$13" table:cell-range-address="$__init__.$A$13:.$D$13"/>
          <table:named-range table:name="ACTIONELSE" table:base-cell-address="$__init__.$A$16" table:cell-range-address="$__init__.$A$16:.$D$16"/>
          <table:named-range table:name="ACTIONEXCEPT" table:base-cell-address="$__init__.$A$15" table:cell-range-address="$__init__.$A$15:.$D$15"/>
          <table:named-range table:name="ACTIONFINALLY" table:base-cell-address="$__init__.$A$17" table:cell-range-address="$__init__.$A$17:.$D$17"/>
          <table:named-range table:name="ACTIONTRY" table:base-cell-address="$__init__.$A$14" table:cell-range-address="$__init__.$A$14:.$D$14"/>
          <table:named-range table:name="CLASS" table:base-cell-address="$__init__.$A$6" table:cell-range-address="$__init__.$A$6:.$D$6"/>
          <table:named-range table:name="CONDITION" table:base-cell-address="$__init__.$A$11" table:cell-range-address="$__init__.$A$11:.$D$11"/>
          <table:named-range table:name="EVENT" table:base-cell-address="$__init__.$A$9" table:cell-range-address="$__init__.$A$9:.$D$10"/>
          <table:named-range table:name="EXCEPT" table:base-cell-address="$__init__.$A$5" table:cell-range-address="$__init__.$A$5:.$D$5"/>
          <table:named-range table:name="EXCEPTION" table:base-cell-address="$__init__.$A$12" table:cell-range-address="$__init__.$A$12:.$D$12"/>
          <table:named-range table:name="INCLUDE" table:base-cell-address="$__init__.$A$8" table:cell-range-address="$__init__.$A$8:.$D$8"/>
          <table:named-range table:name="METHOD" table:base-cell-address="$__init__.$A$7" table:cell-range-address="$__init__.$A$7:.$D$7"/>
          <table:named-range table:name="NEXT" table:base-cell-address="$__init__.$A$4" table:cell-range-address="$__init__.$A$4:.$D$4"/>
          <table:named-range table:name="RULE" table:base-cell-address="$__init__.$A$2" table:cell-range-address="$__init__.$A$2:.$D$3"/>
        </table:named-expressions>
      </table:table>
      <table:table table:name="Utilitie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88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26.2965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4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4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4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4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4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4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4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4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5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5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table:number-columns-repeated="5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table:number-columns-repeated="5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5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table:number-columns-repeated="5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5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5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5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table:number-columns-repeated="5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6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table:number-columns-repeated="6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3">
          <table:table-cell table:number-columns-repeated="6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table:number-columns-repeated="6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3">
          <table:table-cell table:number-columns-repeated="6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table:number-columns-repeated="6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number-columns-repeated="6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3">
          <table:table-cell table:number-columns-repeated="6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3">
          <table:table-cell table:number-columns-repeated="6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table:number-columns-repeated="6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table:number-columns-repeated="7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3">
          <table:table-cell table:number-columns-repeated="7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number-columns-repeated="7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3">
          <table:table-cell table:number-columns-repeated="7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table:number-columns-repeated="7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3">
          <table:table-cell table:number-columns-repeated="7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3">
          <table:table-cell table:number-columns-repeated="7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table:number-columns-repeated="7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3">
          <table:table-cell table:number-columns-repeated="7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3">
          <table:table-cell table:number-columns-repeated="7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number-columns-repeated="8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3">
          <table:table-cell table:number-columns-repeated="8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3">
          <table:table-cell table:number-columns-repeated="8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3">
          <table:table-cell table:number-columns-repeated="8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3">
          <table:table-cell table:number-columns-repeated="8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3">
          <table:table-cell table:number-columns-repeated="85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3">
          <table:table-cell table:number-columns-repeated="86"/>
          <table:table-cell office:value-type="string" calcext:value-type="string">
            <text:p>x</text:p>
          </table:table-cell>
          <table:table-cell table:style-name="ce63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3">
          <table:table-cell table:number-columns-repeated="87"/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table:number-columns-repeated="9" table:style-name="ce64" office:value-type="string" calcext:value-type="string">
            <text:p>0</text:p>
          </table:table-cell>
          <table:table-cell table:style-name="ce64" office:value-type="string" calcext:value-type="string">
            <text:p>11</text:p>
          </table:table-cell>
          <table:table-cell table:number-columns-repeated="2" table:style-name="ce64" office:value-type="string" calcext:value-type="string">
            <text:p>12</text:p>
          </table:table-cell>
          <table:table-cell table:number-columns-repeated="9" table:style-name="ce64" office:value-type="string" calcext:value-type="string">
            <text:p>0</text:p>
          </table:table-cell>
          <table:table-cell table:style-name="ce64" office:value-type="string" calcext:value-type="string">
            <text:p>21</text:p>
          </table:table-cell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24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5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6</text:p>
          </table:table-cell>
          <table:table-cell table:number-columns-repeated="4" table:style-name="ce64" office:value-type="string" calcext:value-type="string">
            <text:p>0</text:p>
          </table:table-cell>
          <table:table-cell table:style-name="ce64" office:value-type="string" calcext:value-type="string">
            <text:p>30</text:p>
          </table:table-cell>
          <table:table-cell table:style-name="ce64" office:value-type="string" calcext:value-type="string">
            <text:p>31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0</text:p>
          </table:table-cell>
          <table:table-cell table:number-columns-repeated="2" table:style-name="ce64" office:value-type="string" calcext:value-type="string">
            <text:p>31</text:p>
          </table:table-cell>
          <table:table-cell table:style-name="ce64" office:value-type="string" calcext:value-type="string">
            <text:p>33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4</text:p>
          </table:table-cell>
          <table:table-cell table:number-columns-repeated="3" table:style-name="ce64" office:value-type="string" calcext:value-type="string">
            <text:p>33</text:p>
          </table:table-cell>
          <table:table-cell table:number-columns-repeated="3" table:style-name="ce64" office:value-type="string" calcext:value-type="string">
            <text:p>34</text:p>
          </table:table-cell>
          <table:table-cell table:style-name="ce64" office:value-type="string" calcext:value-type="string">
            <text:p>36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39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41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4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5</text:p>
          </table:table-cell>
          <table:table-cell table:number-columns-repeated="2" table:style-name="ce64" office:value-type="string" calcext:value-type="string">
            <text:p>44</text:p>
          </table:table-cell>
          <table:table-cell table:number-columns-repeated="2" table:style-name="ce64" office:value-type="string" calcext:value-type="string">
            <text:p>47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50</text:p>
          </table:table-cell>
          <table:table-cell table:number-columns-repeated="7" table:style-name="ce64" office:value-type="string" calcext:value-type="string">
            <text:p>0</text:p>
          </table:table-cell>
          <table:table-cell table:style-name="ce64" office:value-type="string" calcext:value-type="string">
            <text:p>56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58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60</text:p>
          </table:table-cell>
          <table:table-cell table:number-columns-repeated="2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53"/>
          <table:table-cell table:style-name="ce65" office:value-type="string" calcext:value-type="string">
            <text:p>38</text:p>
          </table:table-cell>
          <table:table-cell table:style-name="ce65" table:number-columns-repeated="23"/>
          <table:table-cell table:style-name="ce65" office:value-type="string" calcext:value-type="string">
            <text:p>54</text:p>
          </table:table-cell>
          <table:table-cell table:style-name="ce65" table:number-columns-repeated="10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14" office:value-type="string" calcext:value-type="string">
            <text:p>0</text:p>
          </table:table-cell>
          <table:table-cell table:number-columns-repeated="7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SimpleContext(AssociationCalculation.Context):</text:p>
          </table:table-cell>
        </table:table-row>
        <table:table-row table:style-name="ro3">
          <table:table-cell table:number-columns-repeated="15"/>
          <table:table-cell table:number-columns-repeated="19" office:value-type="string" calcext:value-type="string">
            <text:p>0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OptimizedContext(SimpleContext):</text:p>
          </table:table-cell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, gwas, model, covariance)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8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_weights(self, gene):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8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covariance(self, gene, snps):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8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et_n_in_covariance(self, gene):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8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get_gwas(self, snps):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get_model_snps(self):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7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get_data_intersection(self):</text:p>
          </table:table-cell>
        </table:table-row>
        <table:table-row table:style-name="ro3">
          <table:table-cell table:number-columns-repeated="9"/>
          <table:table-cell table:number-columns-repeated="5" office:value-type="string" calcext:value-type="string">
            <text:p>1</text:p>
          </table:table-cell>
          <table:table-cell table:number-columns-repeated="74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provide_calculation(self, gene):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7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get_model_info(self):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71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__init__(self, gwas, model, covariance, MAX_R):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70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_get_weights(self, gene):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69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get_weights(self, gene):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6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get_model_snps(self):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6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f _get_gwas(self, snps):</text:p>
          </table:table-cell>
        </table:table-row>
        <table:table-row table:style-name="ro3">
          <table:table-cell table:number-columns-repeated="21"/>
          <table:table-cell table:number-columns-repeated="3" office:value-type="string" calcext:value-type="string">
            <text:p>1</text:p>
          </table:table-cell>
          <table:table-cell table:number-columns-repeated="6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f get_gwas(self, snps):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6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ef get_data_intersection(self):</text:p>
          </table:table-cell>
        </table:table-row>
        <table:table-row table:style-name="ro3">
          <table:table-cell table:number-columns-repeated="25"/>
          <table:table-cell table:number-columns-repeated="8" office:value-type="string" calcext:value-type="string">
            <text:p>1</text:p>
          </table:table-cell>
          <table:table-cell table:number-columns-repeated="55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ef provide_calculation(self, gene):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54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ef get_model_info(self):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0</text:p>
          </table:table-cell>
          <table:table-cell table:number-columns-repeated="5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ef _data_intersection(model, gwas):</text:p>
          </table:table-cell>
        </table:table-row>
        <table:table-row table:style-name="ro3">
          <table:table-cell table:number-columns-repeated="35"/>
          <table:table-cell table:number-columns-repeated="6" office:value-type="string" calcext:value-type="string">
            <text:p>0</text:p>
          </table:table-cell>
          <table:table-cell table:number-columns-repeated="47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ef _data_intersection_2(weight_data, gwas_data):</text:p>
          </table:table-cell>
        </table:table-row>
        <table:table-row table:style-name="ro3">
          <table:table-cell table:number-columns-repeated="41"/>
          <table:table-cell table:number-columns-repeated="9" office:value-type="string" calcext:value-type="string">
            <text:p>0</text:p>
          </table:table-cell>
          <table:table-cell table:number-columns-repeated="38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ef _data_intersection_3(weight_data, gwas_data, gene_list, pedantic):</text:p>
          </table:table-cell>
        </table:table-row>
        <table:table-row table:style-name="ro3">
          <table:table-cell table:number-columns-repeated="50"/>
          <table:table-cell table:number-columns-repeated="3" office:value-type="string" calcext:value-type="string">
            <text:p>0</text:p>
          </table:table-cell>
          <table:table-cell table:number-columns-repeated="35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ef _sanitized_gwas(gwas):</text:p>
          </table:table-cell>
        </table:table-row>
        <table:table-row table:style-name="ro3">
          <table:table-cell table:number-columns-repeated="53"/>
          <table:table-cell table:number-columns-repeated="4" office:value-type="string" calcext:value-type="string">
            <text:p>0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ef _prepare_gwas(gwas):</text:p>
          </table:table-cell>
        </table:table-row>
        <table:table-row table:style-name="ro3">
          <table:table-cell table:number-columns-repeated="57"/>
          <table:table-cell table:number-columns-repeated="3" office:value-type="string" calcext:value-type="string">
            <text:p>0</text:p>
          </table:table-cell>
          <table:table-cell table:number-columns-repeated="28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ef _prepare_gwas_data(gwas):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0</text:p>
          </table:table-cell>
          <table:table-cell table:number-columns-repeated="27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f _prepare_model(model):</text:p>
          </table:table-cell>
        </table:table-row>
        <table:table-row table:style-name="ro3">
          <table:table-cell table:number-columns-repeated="61"/>
          <table:table-cell table:number-columns-repeated="6" office:value-type="string" calcext:value-type="string">
            <text:p>0</text:p>
          </table:table-cell>
          <table:table-cell table:number-columns-repeated="21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ef _prepare_weight_data(model, MAX_R=None):</text:p>
          </table:table-cell>
        </table:table-row>
        <table:table-row table:style-name="ro3">
          <table:table-cell table:number-columns-repeated="67"/>
          <table:table-cell table:number-columns-repeated="3" office:value-type="string" calcext:value-type="string">
            <text:p>0</text:p>
          </table:table-cell>
          <table:table-cell table:number-columns-repeated="1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ef _beta_loader(args):</text:p>
          </table:table-cell>
        </table:table-row>
        <table:table-row table:style-name="ro3">
          <table:table-cell table:number-columns-repeated="70"/>
          <table:table-cell office:value-type="string" calcext:value-type="string">
            <text:p>0</text:p>
          </table:table-cell>
          <table:table-cell table:number-columns-repeated="1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ef _gwas_wrapper(gwas):</text:p>
          </table:table-cell>
        </table:table-row>
        <table:table-row table:style-name="ro3">
          <table:table-cell table:number-columns-repeated="71"/>
          <table:table-cell table:number-columns-repeated="4" office:value-type="string" calcext:value-type="string">
            <text:p>0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ef build_context(args, gwas):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0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ef _build_context(model, covariance_manager, gwas, MAX_R=None):</text:p>
          </table:table-cell>
        </table:table-row>
        <table:table-row table:style-name="ro3">
          <table:table-cell table:number-columns-repeated="76"/>
          <table:table-cell office:value-type="string" calcext:value-type="string">
            <text:p>0</text:p>
          </table:table-cell>
          <table:table-cell table:number-columns-repeated="11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ef _build_simple_context(model, covariance_manager, gwas):</text:p>
          </table:table-cell>
        </table:table-row>
        <table:table-row table:style-name="ro3">
          <table:table-cell table:number-columns-repeated="77"/>
          <table:table-cell table:number-columns-repeated="2" office:value-type="string" calcext:value-type="string">
            <text:p>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ef _to_int(d):</text:p>
          </table:table-cell>
        </table:table-row>
        <table:table-row table:style-name="ro3">
          <table:table-cell table:number-columns-repeated="79"/>
          <table:table-cell table:number-columns-repeated="3" office:value-type="string" calcext:value-type="string">
            <text:p>0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ef _results_column_order(with_additional=False):</text:p>
          </table:table-cell>
        </table:table-row>
        <table:table-row table:style-name="ro3">
          <table:table-cell table:number-columns-repeated="82"/>
          <table:table-cell table:number-columns-repeated="3" office:value-type="string" calcext:value-type="string">
            <text:p>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ef format_output(results, context, remove_ens_version):</text:p>
          </table:table-cell>
        </table:table-row>
        <table:table-row table:style-name="ro3">
          <table:table-cell table:number-columns-repeated="85"/>
          <table:table-cell table:number-columns-repeated="3" office:value-type="string" calcext:value-type="string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ef merge_additional_output(results, stats, context, remove_ens_version):</text:p>
          </table:table-cell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8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8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o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87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scipy import stats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87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 import Constant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8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table:number-columns-repeated="8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.. import MatrixManager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table:number-columns-repeated="87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om ..PredictionModel import WDBQF, WDBEQF, load_model, dataframe_from_weight_data</text:p>
          </table:table-cell>
        </table:table-row>
        <table:table-row table:style-name="ro3">
          <table:table-cell office:value-type="string" calcext:value-type="string">
            <text:p>10</text:p>
          </table:table-cell>
          <table:table-cell table:number-columns-repeated="8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rom ..misc import DataFrameStreamer</text:p>
          </table:table-cell>
        </table:table-row>
        <table:table-row table:style-name="ro3">
          <table:table-cell office:value-type="string" calcext:value-type="string">
            <text:p>11</text:p>
          </table:table-cell>
          <table:table-cell table:number-columns-repeated="87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rom . import AssociationCalculation</text:p>
          </table:table-cell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8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8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81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table:number-columns-repeated="8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79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S</text:p>
          </table:table-cell>
          <table:table-cell table:number-columns-repeated="78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table:number-columns-repeated="2" office:value-type="string" calcext:value-type="string">
            <text:p>V</text:p>
          </table:table-cell>
          <table:table-cell table:number-columns-repeated="76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2"/>
          <table:table-cell table:number-columns-repeated="2" office:value-type="string" calcext:value-type="string">
            <text:p>V</text:p>
          </table:table-cell>
          <table:table-cell table:number-columns-repeated="7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7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 table:number-columns-repeated="7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71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S</text:p>
          </table:table-cell>
          <table:table-cell table:number-columns-repeated="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S</text:p>
          </table:table-cell>
          <table:table-cell table:number-columns-repeated="69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S</text:p>
          </table:table-cell>
          <table:table-cell table:number-columns-repeated="68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S</text:p>
          </table:table-cell>
          <table:table-cell table:number-columns-repeated="67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S</text:p>
          </table:table-cell>
          <table:table-cell table:number-columns-repeated="66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2"/>
          <table:table-cell table:number-columns-repeated="2" office:value-type="string" calcext:value-type="string">
            <text:p>V</text:p>
          </table:table-cell>
          <table:table-cell table:number-columns-repeated="6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S</text:p>
          </table:table-cell>
          <table:table-cell table:number-columns-repeated="6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S</text:p>
          </table:table-cell>
          <table:table-cell table:number-columns-repeated="6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6"/>
          <table:table-cell table:number-columns-repeated="3" office:value-type="string" calcext:value-type="string">
            <text:p>V</text:p>
          </table:table-cell>
          <table:table-cell table:number-columns-repeated="59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V</text:p>
          </table:table-cell>
          <table:table-cell table:number-columns-repeated="57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1"/>
          <table:table-cell table:number-columns-repeated="2" office:value-type="string" calcext:value-type="string">
            <text:p>V</text:p>
          </table:table-cell>
          <table:table-cell table:number-columns-repeated="55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S</text:p>
          </table:table-cell>
          <table:table-cell table:number-columns-repeated="54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S</text:p>
          </table:table-cell>
          <table:table-cell table:number-columns-repeated="53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S</text:p>
          </table:table-cell>
          <table:table-cell table:number-columns-repeated="5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36"/>
          <table:table-cell table:number-columns-repeated="2" office:value-type="string" calcext:value-type="string">
            <text:p>V</text:p>
          </table:table-cell>
          <table:table-cell table:number-columns-repeated="5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8"/>
          <table:table-cell table:number-columns-repeated="3" office:value-type="string" calcext:value-type="string">
            <text:p>V</text:p>
          </table:table-cell>
          <table:table-cell table:number-columns-repeated="47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S</text:p>
          </table:table-cell>
          <table:table-cell table:number-columns-repeated="46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42"/>
          <table:table-cell table:number-columns-repeated="4" office:value-type="string" calcext:value-type="string">
            <text:p>V</text:p>
          </table:table-cell>
          <table:table-cell table:number-columns-repeated="42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46"/>
          <table:table-cell table:number-columns-repeated="4" office:value-type="string" calcext:value-type="string">
            <text:p>V</text:p>
          </table:table-cell>
          <table:table-cell table:number-columns-repeated="38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50"/>
          <table:table-cell office:value-type="string" calcext:value-type="string">
            <text:p>S</text:p>
          </table:table-cell>
          <table:table-cell table:number-columns-repeated="37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51"/>
          <table:table-cell table:number-columns-repeated="2" office:value-type="string" calcext:value-type="string">
            <text:p>V</text:p>
          </table:table-cell>
          <table:table-cell table:number-columns-repeated="35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53"/>
          <table:table-cell office:value-type="string" calcext:value-type="string">
            <text:p>S</text:p>
          </table:table-cell>
          <table:table-cell table:number-columns-repeated="34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54"/>
          <table:table-cell office:value-type="string" calcext:value-type="string">
            <text:p>E</text:p>
          </table:table-cell>
          <table:table-cell table:number-columns-repeated="33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55"/>
          <table:table-cell table:number-columns-repeated="2" office:value-type="string" calcext:value-type="string">
            <text:p>V</text:p>
          </table:table-cell>
          <table:table-cell table:number-columns-repeated="31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57"/>
          <table:table-cell office:value-type="string" calcext:value-type="string">
            <text:p>S</text:p>
          </table:table-cell>
          <table:table-cell table:number-columns-repeated="30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8"/>
          <table:table-cell table:number-columns-repeated="2" office:value-type="string" calcext:value-type="string">
            <text:p>V</text:p>
          </table:table-cell>
          <table:table-cell table:number-columns-repeated="28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60"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61"/>
          <table:table-cell office:value-type="string" calcext:value-type="string">
            <text:p>S</text:p>
          </table:table-cell>
          <table:table-cell table:number-columns-repeated="26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62"/>
          <table:table-cell table:number-columns-repeated="3" office:value-type="string" calcext:value-type="string">
            <text:p>V</text:p>
          </table:table-cell>
          <table:table-cell table:number-columns-repeated="23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65"/>
          <table:table-cell table:number-columns-repeated="2" office:value-type="string" calcext:value-type="string">
            <text:p>V</text:p>
          </table:table-cell>
          <table:table-cell table:number-columns-repeated="21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67"/>
          <table:table-cell office:value-type="string" calcext:value-type="string">
            <text:p>S</text:p>
          </table:table-cell>
          <table:table-cell table:number-columns-repeated="20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68"/>
          <table:table-cell table:number-columns-repeated="2" office:value-type="string" calcext:value-type="string">
            <text:p>V</text:p>
          </table:table-cell>
          <table:table-cell table:number-columns-repeated="18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70"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number-columns-repeated="71"/>
          <table:table-cell office:value-type="string" calcext:value-type="string">
            <text:p>S</text:p>
          </table:table-cell>
          <table:table-cell table:number-columns-repeated="16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table:number-columns-repeated="72"/>
          <table:table-cell table:number-columns-repeated="3" office:value-type="string" calcext:value-type="string">
            <text:p>V</text:p>
          </table:table-cell>
          <table:table-cell table:number-columns-repeated="1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number-columns-repeated="75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table:number-columns-repeated="76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table:number-columns-repeated="77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table:number-columns-repeated="78"/>
          <table:table-cell office:value-type="string" calcext:value-type="string">
            <text:p>E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number-columns-repeated="79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table:number-columns-repeated="80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number-columns-repeated="82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3">
          <table:table-cell table:number-columns-repeated="83"/>
          <table:table-cell table:number-columns-repeated="2" office:value-type="string" calcext:value-type="string">
            <text:p>V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table:number-columns-repeated="85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table:number-columns-repeated="86"/>
          <table:table-cell table:number-columns-repeated="2"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6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Constants.BETA in i)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4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snps is not None) and len(snps)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en(g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gene != self.last_gene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9"/>
          <table:table-cell office:value-type="float" office:value="5" calcext:value-type="float">
            <text:p>5</text:p>
          </table:table-cell>
          <table:table-cell office:value-type="string" calcext:value-type="string">
            <text:p>Implement Whil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nps is None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en(d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0"/>
          <table:table-cell office:value-type="float" office:value="8" calcext:value-type="float">
            <text:p>8</text:p>
          </table:table-cell>
          <table:table-cell office:value-type="string" calcext:value-type="string">
            <text:p>Implements: for (gene, entries) in weight_data.items()</text:p>
          </table:table-cell>
          <table:table-cell office:value-type="string" calcext:value-type="string">
            <text:p>(gene, entries) is not None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38"/>
          <table:table-cell office:value-type="float" office:value="9" calcext:value-type="float">
            <text:p>9</text:p>
          </table:table-cell>
          <table:table-cell office:value-type="string" calcext:value-type="string">
            <text:p>Implements: for s in gs</text:p>
          </table:table-cell>
          <table:table-cell office:value-type="string" calcext:value-type="string">
            <text:p>s is not None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38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 in gwas_data)</text:p>
          </table:table-cell>
        </table:table-row>
        <table:table-row table:style-name="ro3">
          <table:table-cell table:number-columns-repeated="42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42"/>
          <table:table-cell office:value-type="float" office:value="11" calcext:value-type="float">
            <text:p>11</text:p>
          </table:table-cell>
          <table:table-cell office:value-type="string" calcext:value-type="string">
            <text:p>Implements: for gene in gene_list</text:p>
          </table:table-cell>
          <table:table-cell office:value-type="string" calcext:value-type="string">
            <text:p>gene is not None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42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gene in weight_data))</text:p>
          </table:table-cell>
        </table:table-row>
        <table:table-row table:style-name="ro3">
          <table:table-cell table:number-columns-repeated="4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2"/>
          <table:table-cell office:value-type="float" office:value="13" calcext:value-type="float">
            <text:p>1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pedantic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8"/>
          <table:table-cell office:value-type="float" office:value="14" calcext:value-type="float">
            <text:p>1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gene in _genes))</text:p>
          </table:table-cell>
        </table:table-row>
        <table:table-row table:style-name="ro3">
          <table:table-cell table:number-columns-repeated="5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5"/>
          <table:table-cell office:value-type="float" office:value="15" calcext:value-type="float">
            <text:p>1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umpy.any((~ numpy.isfinite(gwas[Constants.ZSCORE])))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1"/>
          <table:table-cell office:value-type="float" office:value="16" calcext:value-type="float">
            <text:p>1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Constants.BETA in gwas))</text:p>
          </table:table-cell>
        </table:table-row>
        <table:table-row table:style-name="ro3">
          <table:table-cell table:number-columns-repeated="5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3"/>
          <table:table-cell office:value-type="float" office:value="17" calcext:value-type="float">
            <text:p>17</text:p>
          </table:table-cell>
          <table:table-cell office:value-type="string" calcext:value-type="string">
            <text:p>Implements: for x in gwas.values</text:p>
          </table:table-cell>
          <table:table-cell office:value-type="string" calcext:value-type="string">
            <text:p>x is not None</text:p>
          </table:table-cell>
        </table:table-row>
        <table:table-row table:style-name="ro3">
          <table:table-cell table:number-columns-repeated="6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3"/>
          <table:table-cell office:value-type="float" office:value="18" calcext:value-type="float">
            <text:p>1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MAX_R and ((len(d) + 1) &gt; MAX_R))</text:p>
          </table:table-cell>
        </table:table-row>
        <table:table-row table:style-name="ro3">
          <table:table-cell table:number-columns-repeated="6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1"/>
          <table:table-cell office:value-type="float" office:value="19" calcext:value-type="float">
            <text:p>1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gene in d))</text:p>
          </table:table-cell>
        </table:table-row>
        <table:table-row table:style-name="ro3">
          <table:table-cell table:number-columns-repeated="6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office:value-type="string" calcext:value-type="string">
            <text:p>Implements: for beta_name in beta_contents</text:p>
          </table:table-cell>
          <table:table-cell office:value-type="string" calcext:value-type="string">
            <text:p>beta_name is not None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args.single_snp_model)</text:p>
          </table:table-cell>
        </table:table-row>
        <table:table-row table:style-name="ro3">
          <table:table-cell table:number-columns-repeated="7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args.stream_covariance)</text:p>
          </table:table-cell>
        </table:table-row>
        <table:table-row table:style-name="ro3">
          <table:table-cell table:number-columns-repeated="8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with_additional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remove_ens_version</text:p>
          </table:table-cell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54"/>
          <table:table-cell office:value-type="string" calcext:value-type="string">
            <text:p>X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ion as e</text:p>
          </table:table-cell>
        </table:table-row>
        <table:table-row table:style-name="ro3">
          <table:table-cell table:number-columns-repeated="78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lf.gwas = gwa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8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lf.model = model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table:number-columns-repeated="13"/>
          <table:table-cell office:value-type="string" calcext:value-type="string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f.covariance = covarianc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8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 = self.model.weights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 = w[(w.gene == gene)]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</text:p>
          </table:table-cell>
          <table:table-cell table:number-columns-repeated="13"/>
          <table:table-cell table:number-columns-repeated="2" office:value-type="string" calcext:value-type="string">
            <text:p>3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turn w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8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turn self.covariance.get(gene,snps,strict_whitelist=False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turn self.covariance.n_ids(gene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 = self.gwas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81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 = g[g[Constants.SNP].isin(snps)]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3</text:p>
          </table:table-cell>
          <table:table-cell table:number-columns-repeated="13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turn g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80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turn set(self.model.weights.rsid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79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turn _data_intersection(self.model,self.gwas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78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 = self.get_weights(gene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 table:number-columns-repeated="78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was = self.get_gwas(w[WDBQF.K_RSID].values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3</text:p>
          </table:table-cell>
          <table:table-cell table:number-columns-repeated="78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 = pandas.merge(w,gwas,left_on='rsid',right_on='snp'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77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[Constants.BETA] = Non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7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 = i[[Constants.SNP, WDBQF.K_WEIGHT, Constants.ZSCORE, Constants.BETA]]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(snps, cov) = self.get_covariance(gene,i[Constants.SNP].values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_columns = i.columns.values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75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 = {x[0]:x for x in i.values}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2</text:p>
          </table:table-cell>
          <table:table-cell table:number-columns-repeated="75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 = [d[snp] for snp in snps]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3</text:p>
          </table:table-cell>
          <table:table-cell table:number-columns-repeated="17"/>
          <table:table-cell office:value-type="string" calcext:value-type="string">
            <text:p>2</text:p>
          </table:table-cell>
          <table:table-cell table:number-columns-repeated="57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 = list(zip(*d)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4</text:p>
          </table:table-cell>
          <table:table-cell table:number-columns-repeated="75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 = {d_columns[i]:d[i] for i in range(0,len(d_columns))}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5</text:p>
          </table:table-cell>
          <table:table-cell table:number-columns-repeated="75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 = pandas.DataFrame(d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74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 = pandas.DataFrame(columns=d_columns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74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turn (len(w.weight), i, cov, snps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7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turn self.model.extra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2</text:p>
          </table:table-cell>
          <table:table-cell table:number-columns-repeated="71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(self.genes, self.weight_data, self.snps_in_model) = _prepare_weight_data(model,MAX_R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3</text:p>
          </table:table-cell>
          <table:table-cell table:number-columns-repeated="71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elf.gwas_data = _prepare_gwas_data(gwas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4</text:p>
          </table:table-cell>
          <table:table-cell table:number-columns-repeated="71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elf.extra = model.extra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5</text:p>
          </table:table-cell>
          <table:table-cell table:number-columns-repeated="71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elf.last_gene = None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6</text:p>
          </table:table-cell>
          <table:table-cell table:number-columns-repeated="71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lf.data_cache = None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7</text:p>
          </table:table-cell>
          <table:table-cell table:number-columns-repeated="71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elf.pedantic = (MAX_R is None)</text:p>
          </table:table-cell>
        </table:table-row>
        <table:table-row table:style-name="ro3">
          <table:table-cell table:number-columns-repeated="17"/>
          <table:table-cell table:number-columns-repeated="2" office:value-type="string" calcext:value-type="string">
            <text:p>1</text:p>
          </table:table-cell>
          <table:table-cell table:number-columns-repeated="69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w = self.weight_data[gene]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2</text:p>
          </table:table-cell>
          <table:table-cell table:number-columns-repeated="70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w = {x[WDBQF.RSID]:x[WDBQF.WEIGHT] for x in w}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table:number-columns-repeated="69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w = dataframe_from_weight_data(list(zip(*w))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68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turn set(self.snps_in_model)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1</text:p>
          </table:table-cell>
          <table:table-cell table:number-columns-repeated="66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nps = set(snps)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2</text:p>
          </table:table-cell>
          <table:table-cell table:number-columns-repeated="66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 = self.gwas_data</text:p>
          </table:table-cell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3</text:p>
          </table:table-cell>
          <table:table-cell table:number-columns-repeated="66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g = [g[x] for x in snps if (x in g)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4</text:p>
          </table:table-cell>
          <table:table-cell table:number-columns-repeated="67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g = {x[0]:(x[1], x[2]) for x in g}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65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 = list(zip(*g)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2</text:p>
          </table:table-cell>
          <table:table-cell table:number-columns-repeated="65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 = pandas.DataFrame({Constants.SNP:g[0], Constants.ZSCORE:g[1], Constants.BETA:g[2]}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64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 = pandas.DataFrame(columns=[Constants.SNP, Constants.ZSCORE, Constants.BETA]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63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turn _data_intersection_3(self.weight_data,self.gwas_data,self.extra.gene.values,self.pedantic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60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 = self._get_weights(gene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2</text:p>
          </table:table-cell>
          <table:table-cell table:number-columns-repeated="60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gwas = self._get_gwas(list(w.keys())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3</text:p>
          </table:table-cell>
          <table:table-cell table:number-columns-repeated="60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ype = [numpy.str, numpy.float64, numpy.float64, numpy.float64]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4</text:p>
          </table:table-cell>
          <table:table-cell table:number-columns-repeated="60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lumns = [Constants.SNP, WDBQF.K_WEIGHT, Constants.ZSCORE, Constants.BETA]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5</text:p>
          </table:table-cell>
          <table:table-cell table:number-columns-repeated="60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 = {x:v for (x, v) in w.items() if (x in gwas)}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6</text:p>
          </table:table-cell>
          <table:table-cell table:number-columns-repeated="60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(snps, cov) = self.get_covariance(gene,list(d.keys())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58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d = pandas.DataFrame(columns=columns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2</text:p>
          </table:table-cell>
          <table:table-cell/>
          <table:table-cell table:number-columns-repeated="2" office:value-type="string" calcext:value-type="string">
            <text:p>2</text:p>
          </table:table-cell>
          <table:table-cell table:number-columns-repeated="55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self.data_cache = (len(w), d, cov, snps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3</text:p>
          </table:table-cell>
          <table:table-cell/>
          <table:table-cell table:number-columns-repeated="2" office:value-type="string" calcext:value-type="string">
            <text:p>3</text:p>
          </table:table-cell>
          <table:table-cell table:number-columns-repeated="55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elf.last_gene = gene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57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 = [(x, w[x], gwas[x][0], gwas[x][1]) for x in snps]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table:number-columns-repeated="56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d = {columns[i]:numpy.array(d[i],dtype=type[i]) for i in range(0,len(columns))}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55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d = {columns[i]:numpy.array([]) for i in range(0,len(columns))}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/>
          <table:table-cell table:number-columns-repeated="2" office:value-type="string" calcext:value-type="string">
            <text:p>4</text:p>
          </table:table-cell>
          <table:table-cell table:number-columns-repeated="55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turn self.data_cache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54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turn self.extra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</text:p>
          </table:table-cell>
          <table:table-cell table:number-columns-repeated="53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weights = model.weights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2</text:p>
          </table:table-cell>
          <table:table-cell table:number-columns-repeated="53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k = pandas.merge(weights,gwas,how='inner',left_on='rsid',right_on='snp'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3</text:p>
          </table:table-cell>
          <table:table-cell table:number-columns-repeated="53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genes = k.gene.drop_duplicates().values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4</text:p>
          </table:table-cell>
          <table:table-cell table:number-columns-repeated="53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nps = k.rsid.drop_duplicates().values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5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turn (genes, snps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1</text:p>
          </table:table-cell>
          <table:table-cell table:number-columns-repeated="52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genes = set(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9"/>
          <table:table-cell office:value-type="string" calcext:value-type="string">
            <text:p>2</text:p>
          </table:table-cell>
          <table:table-cell table:number-columns-repeated="26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nps = set(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3</text:p>
          </table:table-cell>
          <table:table-cell table:number-columns-repeated="52"/>
          <table:table-cell office:value-type="float" office:value="68" calcext:value-type="float">
            <text:p>68</text:p>
          </table:table-cell>
          <table:table-cell office:value-type="string" calcext:value-type="string">
            <text:p>Implements: for (gene, entries) in weight_data.items()</text:p>
          </table:table-cell>
          <table:table-cell office:value-type="string" calcext:value-type="string">
            <text:p>xXx__iter_39=iter(weight_data.items())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9"/>
          <table:table-cell office:value-type="float" office:value="69" calcext:value-type="float">
            <text:p>69</text:p>
          </table:table-cell>
          <table:table-cell office:value-type="string" calcext:value-type="string">
            <text:p>Implements: for (gene, entries) in weight_data.items()</text:p>
          </table:table-cell>
          <table:table-cell office:value-type="string" calcext:value-type="string">
            <text:p>(gene, entries)=next(xXx__iter_39,None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1</text:p>
          </table:table-cell>
          <table:table-cell table:number-columns-repeated="51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s = list(zip(*entries))[WDBQF.RSID]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2</text:p>
          </table:table-cell>
          <table:table-cell table:number-columns-repeated="51"/>
          <table:table-cell office:value-type="float" office:value="71" calcext:value-type="float">
            <text:p>71</text:p>
          </table:table-cell>
          <table:table-cell office:value-type="string" calcext:value-type="string">
            <text:p>Implements: for s in gs</text:p>
          </table:table-cell>
          <table:table-cell office:value-type="string" calcext:value-type="string">
            <text:p>xXx__iter_40=iter(gs)</text:p>
          </table:table-cell>
        </table:table-row>
        <table:table-row table:style-name="ro3">
          <table:table-cell table:number-columns-repeated="36"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47"/>
          <table:table-cell office:value-type="float" office:value="72" calcext:value-type="float">
            <text:p>72</text:p>
          </table:table-cell>
          <table:table-cell office:value-type="string" calcext:value-type="string">
            <text:p>Implements: for s in gs</text:p>
          </table:table-cell>
          <table:table-cell office:value-type="string" calcext:value-type="string">
            <text:p>s=next(xXx__iter_40,None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1</text:p>
          </table:table-cell>
          <table:table-cell table:number-columns-repeated="48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genes.add(gene)</text:p>
          </table:table-cell>
        </table:table-row>
        <table:table-row table:style-name="ro3">
          <table:table-cell table:number-columns-repeated="39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snps.add(s)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1</text:p>
          </table:table-cell>
          <table:table-cell table:number-columns-repeated="46"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genes = list()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2</text:p>
          </table:table-cell>
          <table:table-cell table:number-columns-repeated="46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_genes = set()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4</text:p>
          </table:table-cell>
          <table:table-cell table:number-columns-repeated="46"/>
          <table:table-cell office:value-type="float" office:value="77" calcext:value-type="float">
            <text:p>77</text:p>
          </table:table-cell>
          <table:table-cell office:value-type="string" calcext:value-type="string">
            <text:p>Implements: for gene in gene_list</text:p>
          </table:table-cell>
          <table:table-cell office:value-type="string" calcext:value-type="string">
            <text:p>xXx__iter_46=iter(gene_list)</text:p>
          </table:table-cell>
        </table:table-row>
        <table:table-row table:style-name="ro3">
          <table:table-cell table:number-columns-repeated="41"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1"/>
          <table:table-cell office:value-type="float" office:value="78" calcext:value-type="float">
            <text:p>78</text:p>
          </table:table-cell>
          <table:table-cell office:value-type="string" calcext:value-type="string">
            <text:p>Implements: for gene in gene_list</text:p>
          </table:table-cell>
          <table:table-cell office:value-type="string" calcext:value-type="string">
            <text:p>gene=next(xXx__iter_46,None)</text:p>
          </table:table-cell>
        </table:table-row>
        <table:table-row table:style-name="ro3">
          <table:table-cell table:number-columns-repeated="44"/>
          <table:table-cell office:value-type="string" calcext:value-type="string">
            <text:p>1</text:p>
          </table:table-cell>
          <table:table-cell table:number-columns-repeated="43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logging.warning('Issues processing gene %s, skipped',gene)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gs = list(zip(*weight_data[gene]))[WDBQF.RSID]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2</text:p>
          </table:table-cell>
          <table:table-cell table:number-columns-repeated="44"/>
          <table:table-cell office:value-type="float" office:value="81" calcext:value-type="float">
            <text:p>81</text:p>
          </table:table-cell>
          <table:table-cell office:value-type="string" calcext:value-type="string">
            <text:p>Implements: for s in gs</text:p>
          </table:table-cell>
          <table:table-cell office:value-type="string" calcext:value-type="string">
            <text:p>xXx__iter_52=iter(gs)</text:p>
          </table:table-cell>
        </table:table-row>
        <table:table-row table:style-name="ro3">
          <table:table-cell table:number-columns-repeated="43"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8"/>
          <table:table-cell office:value-type="float" office:value="82" calcext:value-type="float">
            <text:p>82</text:p>
          </table:table-cell>
          <table:table-cell office:value-type="string" calcext:value-type="string">
            <text:p>Implements: for s in gs</text:p>
          </table:table-cell>
          <table:table-cell office:value-type="string" calcext:value-type="string">
            <text:p>s=next(xXx__iter_52,None)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1</text:p>
          </table:table-cell>
          <table:table-cell table:number-columns-repeated="39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_genes.add(gene)</text:p>
          </table:table-cell>
        </table:table-row>
        <table:table-row table:style-name="ro3">
          <table:table-cell table:number-columns-repeated="48"/>
          <table:table-cell office:value-type="string" calcext:value-type="string">
            <text:p>2</text:p>
          </table:table-cell>
          <table:table-cell table:number-columns-repeated="39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genes.append(gene)</text:p>
          </table:table-cell>
        </table:table-row>
        <table:table-row table:style-name="ro3">
          <table:table-cell table:number-columns-repeated="50"/>
          <table:table-cell office:value-type="string" calcext:value-type="string">
            <text:p>1</text:p>
          </table:table-cell>
          <table:table-cell table:number-columns-repeated="3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gwas = gwas[[Constants.SNP, Constants.ZSCORE, Constants.BETA]]</text:p>
          </table:table-cell>
        </table:table-row>
        <table:table-row table:style-name="ro3">
          <table:table-cell table:number-columns-repeated="51"/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logging.warning('Discarding non finite GWAS zscores')</text:p>
          </table:table-cell>
        </table:table-row>
        <table:table-row table:style-name="ro3">
          <table:table-cell table:number-columns-repeated="51"/>
          <table:table-cell office:value-type="string" calcext:value-type="string">
            <text:p>2</text:p>
          </table:table-cell>
          <table:table-cell table:number-columns-repeated="36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gwas = gwas.loc[numpy.isfinite(gwas[Constants.ZSCORE])]</text:p>
          </table:table-cell>
        </table:table-row>
        <table:table-row table:style-name="ro3">
          <table:table-cell table:number-columns-repeated="51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3"/>
          <table:table-cell office:value-type="string" calcext:value-type="string">
            <text:p>2</text:p>
          </table:table-cell>
          <table:table-cell table:number-columns-repeated="17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turn gwas</text:p>
          </table:table-cell>
        </table:table-row>
        <table:table-row table:style-name="ro3">
          <table:table-cell table:number-columns-repeated="53"/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i = gwas.zscore.apply((lambda x: (x != 'NA')))</text:p>
          </table:table-cell>
        </table:table-row>
        <table:table-row table:style-name="ro3">
          <table:table-cell table:number-columns-repeated="53"/>
          <table:table-cell office:value-type="string" calcext:value-type="string">
            <text:p>2</text:p>
          </table:table-cell>
          <table:table-cell table:number-columns-repeated="34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was = gwas.loc[i]</text:p>
          </table:table-cell>
        </table:table-row>
        <table:table-row table:style-name="ro3">
          <table:table-cell table:number-columns-repeated="53"/>
          <table:table-cell office:value-type="string" calcext:value-type="string">
            <text:p>3</text:p>
          </table:table-cell>
          <table:table-cell table:number-columns-repeated="34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gwas = pandas.DataFrame(gwas)</text:p>
          </table:table-cell>
        </table:table-row>
        <table:table-row table:style-name="ro3">
          <table:table-cell table:number-columns-repeated="53"/>
          <table:table-cell office:value-type="string" calcext:value-type="string">
            <text:p>4</text:p>
          </table:table-cell>
          <table:table-cell table:number-columns-repeated="34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gwas = gwas.assign(**{Constants.ZSCORE:gwas.zscore.astype(numpy.float64)})</text:p>
          </table:table-cell>
        </table:table-row>
        <table:table-row table:style-name="ro3">
          <table:table-cell table:number-columns-repeated="54"/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logging.info('Unexpected issue preparing gwas... %s',str(e))</text:p>
          </table:table-cell>
        </table:table-row>
        <table:table-row table:style-name="ro3">
          <table:table-cell table:number-columns-repeated="54"/>
          <table:table-cell office:value-type="string" calcext:value-type="string">
            <text:p>2</text:p>
          </table:table-cell>
          <table:table-cell table:number-columns-repeated="23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55"/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gwas = gwas.assign(**{Constants.BETA:numpy.nan})</text:p>
          </table:table-cell>
        </table:table-row>
        <table:table-row table:style-name="ro3">
          <table:table-cell table:number-columns-repeated="57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data = {}</text:p>
          </table:table-cell>
        </table:table-row>
        <table:table-row table:style-name="ro3">
          <table:table-cell table:number-columns-repeated="57"/>
          <table:table-cell office:value-type="string" calcext:value-type="string">
            <text:p>2</text:p>
          </table:table-cell>
          <table:table-cell table:number-columns-repeated="30"/>
          <table:table-cell office:value-type="float" office:value="97" calcext:value-type="float">
            <text:p>97</text:p>
          </table:table-cell>
          <table:table-cell office:value-type="string" calcext:value-type="string">
            <text:p>Implements: for x in gwas.values</text:p>
          </table:table-cell>
          <table:table-cell office:value-type="string" calcext:value-type="string">
            <text:p>xXx__iter_70=iter(gwas.values)</text:p>
          </table:table-cell>
        </table:table-row>
        <table:table-row table:style-name="ro3">
          <table:table-cell table:number-columns-repeated="57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9"/>
          <table:table-cell office:value-type="float" office:value="98" calcext:value-type="float">
            <text:p>98</text:p>
          </table:table-cell>
          <table:table-cell office:value-type="string" calcext:value-type="string">
            <text:p>Implements: for x in gwas.values</text:p>
          </table:table-cell>
          <table:table-cell office:value-type="string" calcext:value-type="string">
            <text:p>x=next(xXx__iter_70,None)</text:p>
          </table:table-cell>
        </table:table-row>
        <table:table-row table:style-name="ro3">
          <table:table-cell table:number-columns-repeated="58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data[x[0]] = x</text:p>
          </table:table-cell>
        </table:table-row>
        <table:table-row table:style-name="ro3">
          <table:table-cell table:number-columns-repeated="59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turn data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K = WDBQF.K_GENE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2</text:p>
          </table:table-cell>
          <table:table-cell table:number-columns-repeated="27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g = model.weights[K]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3</text:p>
          </table:table-cell>
          <table:table-cell table:number-columns-repeated="27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model.weights[K] = pandas.Categorical(g,g.drop_duplicates())</text:p>
          </table:table-cell>
        </table:table-row>
        <table:table-row table:style-name="ro3">
          <table:table-cell table:number-columns-repeated="60"/>
          <table:table-cell office:value-type="string" calcext:value-type="string">
            <text:p>4</text:p>
          </table:table-cell>
          <table:table-cell table:number-columns-repeated="27"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turn model</text:p>
          </table:table-cell>
        </table:table-row>
        <table:table-row table:style-name="ro3">
          <table:table-cell table:number-columns-repeated="61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(d, _d) = ([], {})</text:p>
          </table:table-cell>
        </table:table-row>
        <table:table-row table:style-name="ro3">
          <table:table-cell table:number-columns-repeated="61"/>
          <table:table-cell office:value-type="string" calcext:value-type="string">
            <text:p>3</text:p>
          </table:table-cell>
          <table:table-cell table:number-columns-repeated="26"/>
          <table:table-cell office:value-type="float" office:value="106" calcext:value-type="float">
            <text:p>106</text:p>
          </table:table-cell>
          <table:table-cell office:value-type="string" calcext:value-type="string">
            <text:p>Implements: for x in model.weights.values</text:p>
          </table:table-cell>
          <table:table-cell office:value-type="string" calcext:value-type="string">
            <text:p>xXx__iter_74=iter(model.weights.values)</text:p>
          </table:table-cell>
        </table:table-row>
        <table:table-row table:style-name="ro3">
          <table:table-cell table:number-columns-repeated="61"/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table:number-columns-repeated="21"/>
          <table:table-cell office:value-type="float" office:value="107" calcext:value-type="float">
            <text:p>107</text:p>
          </table:table-cell>
          <table:table-cell office:value-type="string" calcext:value-type="string">
            <text:p>Implements: for x in model.weights.values</text:p>
          </table:table-cell>
          <table:table-cell office:value-type="string" calcext:value-type="string">
            <text:p>x=next(xXx__iter_74,None)</text:p>
          </table:table-cell>
        </table:table-row>
        <table:table-row table:style-name="ro3">
          <table:table-cell table:number-columns-repeated="63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logging.info('Restricting data load to first %d',MAX_R)</text:p>
          </table:table-cell>
        </table:table-row>
        <table:table-row table:style-name="ro3">
          <table:table-cell table:number-columns-repeated="64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gene = x[WDBQF.GENE]</text:p>
          </table:table-cell>
        </table:table-row>
        <table:table-row table:style-name="ro3">
          <table:table-cell table:number-columns-repeated="65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_d[gene] = []</text:p>
          </table:table-cell>
        </table:table-row>
        <table:table-row table:style-name="ro3">
          <table:table-cell table:number-columns-repeated="65"/>
          <table:table-cell office:value-type="string" calcext:value-type="string">
            <text:p>2</text:p>
          </table:table-cell>
          <table:table-cell table:number-columns-repeated="22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d.append(gene)</text:p>
          </table:table-cell>
        </table:table-row>
        <table:table-row table:style-name="ro3">
          <table:table-cell table:number-columns-repeated="65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entries = _d[gene]</text:p>
          </table:table-cell>
        </table:table-row>
        <table:table-row table:style-name="ro3">
          <table:table-cell table:number-columns-repeated="65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1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entries.append(x)</text:p>
          </table:table-cell>
        </table:table-row>
        <table:table-row table:style-name="ro3">
          <table:table-cell table:number-columns-repeated="65"/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21"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nps.add(x[WDBQF.RSID])</text:p>
          </table:table-cell>
        </table:table-row>
        <table:table-row table:style-name="ro3">
          <table:table-cell table:number-columns-repeated="62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turn (d, _d, snps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beta_contents = Utilities.contentsWithPatternsFromFolder(args.beta_folder,[]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2</text:p>
          </table:table-cell>
          <table:table-cell table:number-columns-repeated="20"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 = pandas.DataFrame(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3</text:p>
          </table:table-cell>
          <table:table-cell table:number-columns-repeated="20"/>
          <table:table-cell office:value-type="float" office:value="118" calcext:value-type="float">
            <text:p>118</text:p>
          </table:table-cell>
          <table:table-cell office:value-type="string" calcext:value-type="string">
            <text:p>Implements: for beta_name in beta_contents</text:p>
          </table:table-cell>
          <table:table-cell office:value-type="string" calcext:value-type="string">
            <text:p>xXx__iter_82=iter(beta_contents)</text:p>
          </table:table-cell>
        </table:table-row>
        <table:table-row table:style-name="ro3">
          <table:table-cell table:number-columns-repeated="67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19"/>
          <table:table-cell office:value-type="float" office:value="119" calcext:value-type="float">
            <text:p>119</text:p>
          </table:table-cell>
          <table:table-cell office:value-type="string" calcext:value-type="string">
            <text:p>Implements: for beta_name in beta_contents</text:p>
          </table:table-cell>
          <table:table-cell office:value-type="string" calcext:value-type="string">
            <text:p>beta_name=next(xXx__iter_82,None)</text:p>
          </table:table-cell>
        </table:table-row>
        <table:table-row table:style-name="ro3">
          <table:table-cell table:number-columns-repeated="68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ogging.info('Processing %s',beta_name)</text:p>
          </table:table-cell>
        </table:table-row>
        <table:table-row table:style-name="ro3">
          <table:table-cell table:number-columns-repeated="68"/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beta_path = os.path.join(args.beta_folder,beta_name)</text:p>
          </table:table-cell>
        </table:table-row>
        <table:table-row table:style-name="ro3">
          <table:table-cell table:number-columns-repeated="68"/>
          <table:table-cell office:value-type="string" calcext:value-type="string">
            <text:p>3</text:p>
          </table:table-cell>
          <table:table-cell table:number-columns-repeated="19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b = pandas.read_table(beta_path)</text:p>
          </table:table-cell>
        </table:table-row>
        <table:table-row table:style-name="ro3">
          <table:table-cell table:number-columns-repeated="68"/>
          <table:table-cell office:value-type="string" calcext:value-type="string">
            <text:p>4</text:p>
          </table:table-cell>
          <table:table-cell table:number-columns-repeated="19"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 = pandas.concat([r, b])</text:p>
          </table:table-cell>
        </table:table-row>
        <table:table-row table:style-name="ro3">
          <table:table-cell table:number-columns-repeated="69"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turn r</text:p>
          </table:table-cell>
        </table:table-row>
        <table:table-row table:style-name="ro3">
          <table:table-cell table:number-columns-repeated="70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logging.info('Processing loaded gwas')</text:p>
          </table:table-cell>
        </table:table-row>
        <table:table-row table:style-name="ro3">
          <table:table-cell table:number-columns-repeated="71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logging.info('Loading model from: %s',args.model_db_path)</text:p>
          </table:table-cell>
        </table:table-row>
        <table:table-row table:style-name="ro3">
          <table:table-cell table:number-columns-repeated="71"/>
          <table:table-cell office:value-type="string" calcext:value-type="string">
            <text:p>2</text:p>
          </table:table-cell>
          <table:table-cell table:number-columns-repeated="16"/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model = load_model(args.model_db_path,args.model_db_snp_key)</text:p>
          </table:table-cell>
        </table:table-row>
        <table:table-row table:style-name="ro3">
          <table:table-cell table:number-columns-repeated="73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ogging.info('Loading covariance data from: %s',args.covariance)</text:p>
          </table:table-cell>
        </table:table-row>
        <table:table-row table:style-name="ro3">
          <table:table-cell table:number-columns-repeated="73"/>
          <table:table-cell office:value-type="string" calcext:value-type="string">
            <text:p>2</text:p>
          </table:table-cell>
          <table:table-cell table:number-columns-repeated="14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covariance_manager = MatrixManager.load_matrix_manager(args.covariance)</text:p>
          </table:table-cell>
        </table:table-row>
        <table:table-row table:style-name="ro3">
          <table:table-cell table:number-columns-repeated="74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ogging.info('Using streamed covariance from: %s',args.covariance)</text:p>
          </table:table-cell>
        </table:table-row>
        <table:table-row table:style-name="ro3">
          <table:table-cell table:number-columns-repeated="74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logging.warning("This version is more lenient with input covariances, as many potential errors can't be checked for the whole input covariance in advance. Pay extra care to your covariances!")</text:p>
          </table:table-cell>
        </table:table-row>
        <table:table-row table:style-name="ro3">
          <table:table-cell table:number-columns-repeated="74"/>
          <table:table-cell office:value-type="string" calcext:value-type="string">
            <text:p>3</text:p>
          </table:table-cell>
          <table:table-cell table:number-columns-repeated="13"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streamer = DataFrameStreamer.data_frame_streamer(args.covariance,'GENE')</text:p>
          </table:table-cell>
        </table:table-row>
        <table:table-row table:style-name="ro3">
          <table:table-cell table:number-columns-repeated="74"/>
          <table:table-cell office:value-type="string" calcext:value-type="string">
            <text:p>4</text:p>
          </table:table-cell>
          <table:table-cell table:number-columns-repeated="13"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covariance_manager = MatrixManager.StreamedMatrixManager(streamer,MatrixManager.GENE_SNP_COVARIANCE_DEFINITION)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logging.info('Bypassing covariance for single-snp-models')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2</text:p>
          </table:table-cell>
          <table:table-cell table:number-columns-repeated="15"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d = model.weights[[WDBQF.K_GENE, WDBQF.K_RSID]].rename(columns={WDBQF.K_RSID:'id1'})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3</text:p>
          </table:table-cell>
          <table:table-cell table:number-columns-repeated="15"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d = d.assign(id2=d.id1,value=1)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4</text:p>
          </table:table-cell>
          <table:table-cell table:number-columns-repeated="15"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ovariance_manager = MatrixManager.MatrixManager(d,{MatrixManager.K_MODEL:WDBQF.K_GENE, MatrixManager.K_ID1:'id1', MatrixManager.K_ID2:'id2', MatrixManager.K_VALUE:'value'})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13"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gwas = (_gwas_wrapper(gwas) if (gwas is not None) else _beta_loader(args))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13"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context = _build_context(model,covariance_manager,gwas,args.MAX_R)</text:p>
          </table:table-cell>
        </table:table-row>
        <table:table-row table:style-name="ro3">
          <table:table-cell table:number-columns-repeated="72"/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11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turn context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gwas = _prepare_gwas(gwas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1"/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gwas = _sanitized_gwas(gwas)</text:p>
          </table:table-cell>
        </table:table-row>
        <table:table-row table:style-name="ro3">
          <table:table-cell table:number-columns-repeated="75"/>
          <table:table-cell office:value-type="string" calcext:value-type="string">
            <text:p>3</text:p>
          </table:table-cell>
          <table:table-cell table:number-columns-repeated="12"/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context = OptimizedContext(gwas,model,covariance_manager,MAX_R)</text:p>
          </table:table-cell>
        </table:table-row>
        <table:table-row table:style-name="ro3">
          <table:table-cell table:number-columns-repeated="76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model = _prepare_model(model)</text:p>
          </table:table-cell>
        </table:table-row>
        <table:table-row table:style-name="ro3">
          <table:table-cell table:number-columns-repeated="76"/>
          <table:table-cell office:value-type="string" calcext:value-type="string">
            <text:p>4</text:p>
          </table:table-cell>
          <table:table-cell table:number-columns-repeated="11"/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context = SimpleContext(gwas,model,covariance_manager)</text:p>
          </table:table-cell>
        </table:table-row>
        <table:table-row table:style-name="ro3">
          <table:table-cell table:number-columns-repeated="77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 = d</text:p>
          </table:table-cell>
        </table:table-row>
        <table:table-row table:style-name="ro3">
          <table:table-cell table:number-columns-repeated="77"/>
          <table:table-cell office:value-type="string" calcext:value-type="string">
            <text:p>2</text:p>
          </table:table-cell>
          <table:table-cell table:number-columns-repeated="10"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 = int(d)</text:p>
          </table:table-cell>
        </table:table-row>
        <table:table-row table:style-name="ro3">
          <table:table-cell table:number-columns-repeated="79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K = Constants</text:p>
          </table:table-cell>
        </table:table-row>
        <table:table-row table:style-name="ro3">
          <table:table-cell table:number-columns-repeated="79"/>
          <table:table-cell office:value-type="string" calcext:value-type="string">
            <text:p>2</text:p>
          </table:table-cell>
          <table:table-cell table:number-columns-repeated="8"/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K = AssociationCalculation.ARF</text:p>
          </table:table-cell>
        </table:table-row>
        <table:table-row table:style-name="ro3">
          <table:table-cell table:number-columns-repeated="79"/>
          <table:table-cell office:value-type="string" calcext:value-type="string">
            <text:p>3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olumn_order = [WDBQF.K_GENE, WDBEQF.K_GENE_NAME, K.ZSCORE, AK.K_EFFECT_SIZE, Constants.PVALUE, AK.K_VAR_G, WDBEQF.K_PRED_PERF_R2, WDBEQF.K_PRED_PERF_PVAL, WDBEQF.K_PRED_PERF_QVAL, AK.K_N_SNPS_USED, AK.K_N_SNPS_IN_COV, WDBEQF.K_N_SNP_IN_MODEL]</text:p>
          </table:table-cell>
        </table:table-row>
        <table:table-row table:style-name="ro3">
          <table:table-cell table:number-columns-repeated="80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ADD = AssociationCalculation.ASF</text:p>
          </table:table-cell>
        </table:table-row>
        <table:table-row table:style-name="ro3">
          <table:table-cell table:number-columns-repeated="80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column_order.extend([ADD.K_BEST_GWAS_P, ADD.K_LARGEST_WEIGHT])</text:p>
          </table:table-cell>
        </table:table-row>
        <table:table-row table:style-name="ro3">
          <table:table-cell table:number-columns-repeated="80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turn column_order</text:p>
          </table:table-cell>
        </table:table-row>
        <table:table-row table:style-name="ro3">
          <table:table-cell table:number-columns-repeated="82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sults = results.drop('n_snps_in_model',1)</text:p>
          </table:table-cell>
        </table:table-row>
        <table:table-row table:style-name="ro3">
          <table:table-cell table:number-columns-repeated="82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i = numpy.isfinite(results.zscore)</text:p>
          </table:table-cell>
        </table:table-row>
        <table:table-row table:style-name="ro3">
          <table:table-cell table:number-columns-repeated="82"/>
          <table:table-cell office:value-type="string" calcext:value-type="string">
            <text:p>3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sults[Constants.PVALUE] = numpy.nan</text:p>
          </table:table-cell>
        </table:table-row>
        <table:table-row table:style-name="ro3">
          <table:table-cell table:number-columns-repeated="82"/>
          <table:table-cell office:value-type="string" calcext:value-type="string">
            <text:p>4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sults.loc[(i, Constants.PVALUE)] = (2 * stats.norm.sf(numpy.abs(results.loc[(i, Constants.ZSCORE)].values)))</text:p>
          </table:table-cell>
        </table:table-row>
        <table:table-row table:style-name="ro3">
          <table:table-cell table:number-columns-repeated="82"/>
          <table:table-cell office:value-type="string" calcext:value-type="string">
            <text:p>5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model_info = pandas.DataFrame(context.get_model_info())</text:p>
          </table:table-cell>
        </table:table-row>
        <table:table-row table:style-name="ro3">
          <table:table-cell table:number-columns-repeated="82"/>
          <table:table-cell office:value-type="string" calcext:value-type="string">
            <text:p>6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merged = pandas.merge(results,model_info,how='inner',on='gene')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merged.gene = merged.gene.str.split('.').str.get(0)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olumn_order = _results_column_order()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merged = merged[column_order]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merged.n_snps_in_cov = merged.n_snps_in_cov.apply(_to_int)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merged = merged.sort_values(by=Constants.PVALUE)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merged = merged.fillna('NA')</text:p>
          </table:table-cell>
        </table:table-row>
        <table:table-row table:style-name="ro3">
          <table:table-cell table:number-columns-repeated="83"/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turn merged</text:p>
          </table:table-cell>
        </table:table-row>
        <table:table-row table:style-name="ro3">
          <table:table-cell table:number-columns-repeated="85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merged = pandas.merge(results,stats,how='inner',on='gene')</text:p>
          </table:table-cell>
        </table:table-row>
        <table:table-row table:style-name="ro3">
          <table:table-cell table:number-columns-repeated="86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column_order = _results_column_order(with_additional=True)</text:p>
          </table:table-cell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88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91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Utilities.$A$233" table:cell-range-address="$Utilities.$A$233:.$CM$401"/>
          <table:named-range table:name="ACTIONELSE" table:base-cell-address="$Utilities.$A$404" table:cell-range-address="$Utilities.$A$404:.$CM$404"/>
          <table:named-range table:name="ACTIONEXCEPT" table:base-cell-address="$Utilities.$A$403" table:cell-range-address="$Utilities.$A$403:.$CM$403"/>
          <table:named-range table:name="ACTIONFINALLY" table:base-cell-address="$Utilities.$A$405" table:cell-range-address="$Utilities.$A$405:.$CM$405"/>
          <table:named-range table:name="ACTIONTRY" table:base-cell-address="$Utilities.$A$402" table:cell-range-address="$Utilities.$A$402:.$CM$402"/>
          <table:named-range table:name="CLASS" table:base-cell-address="$Utilities.$A$93" table:cell-range-address="$Utilities.$A$93:.$CM$95"/>
          <table:named-range table:name="CONDITION" table:base-cell-address="$Utilities.$A$205" table:cell-range-address="$Utilities.$A$205:.$CM$229"/>
          <table:named-range table:name="EVENT" table:base-cell-address="$Utilities.$A$144" table:cell-range-address="$Utilities.$A$144:.$CM$204"/>
          <table:named-range table:name="EXCEPT" table:base-cell-address="$Utilities.$A$92" table:cell-range-address="$Utilities.$A$92:.$CM$92"/>
          <table:named-range table:name="EXCEPTION" table:base-cell-address="$Utilities.$A$230" table:cell-range-address="$Utilities.$A$230:.$CM$232"/>
          <table:named-range table:name="INCLUDE" table:base-cell-address="$Utilities.$A$132" table:cell-range-address="$Utilities.$A$132:.$CM$143"/>
          <table:named-range table:name="METHOD" table:base-cell-address="$Utilities.$A$96" table:cell-range-address="$Utilities.$A$96:.$CM$131"/>
          <table:named-range table:name="NEXT" table:base-cell-address="$Utilities.$A$91" table:cell-range-address="$Utilities.$A$91:.$CM$91"/>
          <table:named-range table:name="RULE" table:base-cell-address="$Utilities.$A$2" table:cell-range-address="$Utilities.$A$2:.$CM$90"/>
        </table:named-expressions>
      </table:table>
      <table:table table:name="MetaXcanResultsManager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25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7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5</text:p>
          </table:table-cell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1</text:p>
          </table:table-cell>
          <table:table-cell table:number-columns-repeated="2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3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5</text:p>
          </table:table-cell>
          <table:table-cell table:style-name="ce64" office:value-type="string" calcext:value-type="string">
            <text:p>16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5</text:p>
          </table:table-cell>
          <table:table-cell table:number-columns-repeated="3" table:style-name="ce64" office:value-type="string" calcext:value-type="string">
            <text:p>16</text:p>
          </table:table-cell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2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7" office:value-type="string" calcext:value-type="string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MetaXcanResultsManager(object):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, data):</text:p>
          </table:table-cell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results_for_gene(self, gene):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et_model_labels(self):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build_manager(folder, filters=['.*csv'], file_name_pattern=None):</text:p>
          </table:table-cell>
        </table:table-row>
        <table:table-row table:style-name="ro3">
          <table:table-cell table:number-columns-repeated="9"/>
          <table:table-cell table:number-columns-repeated="5" office:value-type="string" calcext:value-type="string">
            <text:p>0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parse_name(name, file_name_pattern):</text:p>
          </table:table-cell>
        </table:table-row>
        <table:table-row table:style-name="ro3">
          <table:table-cell table:number-columns-repeated="14"/>
          <table:table-cell table:number-columns-repeated="3" office:value-type="string" calcext:value-type="string">
            <text:p>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_load_results(files, file_name_pattern):</text:p>
          </table:table-cell>
        </table:table-row>
        <table:table-row table:style-name="ro3">
          <table:table-cell table:number-columns-repeated="17"/>
          <table:table-cell table:number-columns-repeated="7" office:value-type="string" calcext:value-type="string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_build_data(data):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_get_columns(data):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o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re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 import NamingConvention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V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S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0"/>
          <table:table-cell table:number-columns-repeated="2" office:value-type="string" calcext:value-type="string">
            <text:p>V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2"/>
          <table:table-cell table:number-columns-repeated="2" office:value-type="string" calcext:value-type="string">
            <text:p>V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5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2" office:value-type="string" calcext:value-type="string">
            <text:p>V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4" office:value-type="string" calcext:value-type="string">
            <text:p>V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gene in self.data)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file_name_pattern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g) &gt; 1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file in sorted(files)</text:p>
          </table:table-cell>
          <table:table-cell office:value-type="string" calcext:value-type="string">
            <text:p>file is not None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Implements: for (k, df) in data.items()</text:p>
          </table:table-cell>
          <table:table-cell office:value-type="string" calcext:value-type="string">
            <text:p>(k, df) is not None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mplements: for (i, row) in df.iterrows()</text:p>
          </table:table-cell>
          <table:table-cell office:value-type="string" calcext:value-type="string">
            <text:p>(i, row) is not None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numpy.isfinite(row.zscore)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row.gene in result))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ata, genes, models) = _build_data(data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lf.data = dat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f.genes = gene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f.models = models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one, None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ults = self.data[gene]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abels = sorted(results.keys()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3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lues = [results[k] for k in labels]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4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turn (values, labels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turn self.genes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turn self.models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iles = Utilities.target_files(folder,file_filters=filters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2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sults = _load_results(files,file_name_pattern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3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anager = MetaXcanResultsManager(results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4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turn manager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(pheno, model, model_tag, model_type) = NamingConventions.parse_file_name(name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2</text:p>
          </table:table-cell>
          <table:table-cell/>
          <table:table-cell table:number-columns-repeated="2" office:value-type="string" calcext:value-type="string">
            <text:p>2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turn (pheno, model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 = re.compile(file_name_pattern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 = r.match(name).groups(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pheno, model) = (g[0], g[1]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(pheno, model) = ('', g[0]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sults = {}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2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string" calcext:value-type="string">
            <text:p>Implements: for file in sorted(files)</text:p>
          </table:table-cell>
          <table:table-cell office:value-type="string" calcext:value-type="string">
            <text:p>xXx__iter_15=iter(sorted(files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string" calcext:value-type="string">
            <text:p>Implements: for file in sorted(files)</text:p>
          </table:table-cell>
          <table:table-cell office:value-type="string" calcext:value-type="string">
            <text:p>file=next(xXx__iter_15,None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ogging.log(9,'Loading metaxcan %s',file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 = pandas.read_csv(file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(root, name) = os.path.split(file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(pheno, model) = _parse_name(name,file_name_pattern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5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e['pheno'] = pheno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6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['tissue'] = model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7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sults[model] = e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turn results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logging.log(9,'Building data'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enes = set(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odels = set(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4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sult = {}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5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string" calcext:value-type="string">
            <text:p>Implements: for (k, df) in data.items()</text:p>
          </table:table-cell>
          <table:table-cell office:value-type="string" calcext:value-type="string">
            <text:p>xXx__iter_18=iter(data.items()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Implements: for (k, df) in data.items()</text:p>
          </table:table-cell>
          <table:table-cell office:value-type="string" calcext:value-type="string">
            <text:p>(k, df)=next(xXx__iter_18,None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ogging.log(9,'Processing %s',k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Implements: for (i, row) in df.iterrows()</text:p>
          </table:table-cell>
          <table:table-cell office:value-type="string" calcext:value-type="string">
            <text:p>xXx__iter_19=iter(df.iterrows()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Implements: for (i, row) in df.iterrows()</text:p>
          </table:table-cell>
          <table:table-cell office:value-type="string" calcext:value-type="string">
            <text:p>(i, row)=next(xXx__iter_19,None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sult[row.gene] = {}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ene_entries = result[row.gene]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ene_entries[row.tissue] = row.zscore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genes.add(row.gene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models.add(row.tissue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turn (result, genes, models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ogging.info('Getting columns'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olumns = {x for k in list(data.keys()) for x in data[k].columns}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turn columns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28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MetaXcanResultsManager.$A$78" table:cell-range-address="$MetaXcanResultsManager.$A$78:.$AB$128"/>
          <table:named-range table:name="ACTIONELSE" table:base-cell-address="$MetaXcanResultsManager.$A$131" table:cell-range-address="$MetaXcanResultsManager.$A$131:.$AB$131"/>
          <table:named-range table:name="ACTIONEXCEPT" table:base-cell-address="$MetaXcanResultsManager.$A$130" table:cell-range-address="$MetaXcanResultsManager.$A$130:.$AB$130"/>
          <table:named-range table:name="ACTIONFINALLY" table:base-cell-address="$MetaXcanResultsManager.$A$132" table:cell-range-address="$MetaXcanResultsManager.$A$132:.$AB$132"/>
          <table:named-range table:name="ACTIONTRY" table:base-cell-address="$MetaXcanResultsManager.$A$129" table:cell-range-address="$MetaXcanResultsManager.$A$129:.$AB$129"/>
          <table:named-range table:name="CLASS" table:base-cell-address="$MetaXcanResultsManager.$A$30" table:cell-range-address="$MetaXcanResultsManager.$A$30:.$AB$31"/>
          <table:named-range table:name="CONDITION" table:base-cell-address="$MetaXcanResultsManager.$A$68" table:cell-range-address="$MetaXcanResultsManager.$A$68:.$AB$76"/>
          <table:named-range table:name="EVENT" table:base-cell-address="$MetaXcanResultsManager.$A$50" table:cell-range-address="$MetaXcanResultsManager.$A$50:.$AB$67"/>
          <table:named-range table:name="EXCEPT" table:base-cell-address="$MetaXcanResultsManager.$A$29" table:cell-range-address="$MetaXcanResultsManager.$A$29:.$AB$29"/>
          <table:named-range table:name="EXCEPTION" table:base-cell-address="$MetaXcanResultsManager.$A$77" table:cell-range-address="$MetaXcanResultsManager.$A$77:.$AB$77"/>
          <table:named-range table:name="INCLUDE" table:base-cell-address="$MetaXcanResultsManager.$A$42" table:cell-range-address="$MetaXcanResultsManager.$A$42:.$AB$49"/>
          <table:named-range table:name="METHOD" table:base-cell-address="$MetaXcanResultsManager.$A$32" table:cell-range-address="$MetaXcanResultsManager.$A$32:.$AB$41"/>
          <table:named-range table:name="NEXT" table:base-cell-address="$MetaXcanResultsManager.$A$28" table:cell-range-address="$MetaXcanResultsManager.$A$28:.$AB$28"/>
          <table:named-range table:name="RULE" table:base-cell-address="$MetaXcanResultsManager.$A$2" table:cell-range-address="$MetaXcanResultsManager.$A$2:.$AB$27"/>
        </table:named-expressions>
      </table:table>
      <table:table table:name="AssociationCalculation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34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0.5465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##Association result form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office:value-type="string" calcext:value-type="string">
            <text:p>##Additional Stats format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13" table:style-name="ce64" office:value-type="string" calcext:value-type="string">
            <text:p>0</text:p>
          </table:table-cell>
          <table:table-cell table:style-name="ce64" office:value-type="string" calcext:value-type="string">
            <text:p>15</text:p>
          </table:table-cell>
          <table:table-cell table:style-name="ce64" office:value-type="string" calcext:value-type="string">
            <text:p>16</text:p>
          </table:table-cell>
          <table:table-cell table:number-columns-repeated="3" table:style-name="ce64" office:value-type="string" calcext:value-type="string">
            <text:p>17</text:p>
          </table:table-cell>
          <table:table-cell table:style-name="ce64" office:value-type="string" calcext:value-type="string">
            <text:p>18</text:p>
          </table:table-cell>
          <table:table-cell table:number-columns-repeated="4" table:style-name="ce64" office:value-type="string" calcext:value-type="string">
            <text:p>20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2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4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6</text:p>
          </table:table-cell>
          <table:table-cell table:number-columns-repeated="2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20"/>
          <table:table-cell table:style-name="ce65" office:value-type="string" calcext:value-type="string">
            <text:p>19</text:p>
          </table:table-cell>
          <table:table-cell table:style-name="ce65" table:number-columns-repeated="13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ARF(object):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ASF(object):</text:p>
          </table:table-cell>
        </table:table-row>
        <table:table-row table:style-name="ro3">
          <table:table-cell table:number-columns-repeated="3"/>
          <table:table-cell table:number-columns-repeated="10" office:value-type="string" calcext:value-type="string">
            <text:p>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 Context(object):</text:p>
          </table:table-cell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):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_weights(self, gene):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covariance(self, gene, snps):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et_n_in_covariance(self, gene):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get_gwas(self, snps):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get_model_snps(self)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get_data_intersection(self):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provide_calculation(self, gene):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get_model_info(self):</text:p>
          </table:table-cell>
        </table:table-row>
        <table:table-row table:style-name="ro3">
          <table:table-cell table:number-columns-repeated="13"/>
          <table:table-cell table:number-columns-repeated="12" office:value-type="string" calcext:value-type="string">
            <text:p>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association(gene, context, return_snps=False):</text:p>
          </table:table-cell>
        </table:table-row>
        <table:table-row table:style-name="ro3">
          <table:table-cell table:number-columns-repeated="25"/>
          <table:table-cell table:number-columns-repeated="3" office:value-type="string" calcext:value-type="string">
            <text:p>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dataframe_from_results(results):</text:p>
          </table:table-cell>
        </table:table-row>
        <table:table-row table:style-name="ro3">
          <table:table-cell table:number-columns-repeated="28"/>
          <table:table-cell table:number-columns-repeated="3" office:value-type="string" calcext:value-type="string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additional_stats(gene, context):</text:p>
          </table:table-cell>
        </table:table-row>
        <table:table-row table:style-name="ro3">
          <table:table-cell table:number-columns-repeated="31"/>
          <table:table-cell table:number-columns-repeated="3" office:value-type="string" calcext:value-type="string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ef dataframe_from_aditional_stats(stats):</text:p>
          </table:table-cell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m numpy import dot as d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scipy import stats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 import Constant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3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rom ..PredictionModel import WDBEQF, WDBQF</text:p>
          </table:table-cell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S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S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table:number-columns-repeated="2" office:value-type="string" calcext:value-type="string">
            <text:p>V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6"/>
          <table:table-cell table:number-columns-repeated="2" office:value-type="string" calcext:value-type="string">
            <text:p>V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2" office:value-type="string" calcext:value-type="string">
            <text:p>V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E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3"/>
          <table:table-cell table:number-columns-repeated="2" office:value-type="string" calcext:value-type="string">
            <text:p>V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6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V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2"/>
          <table:table-cell table:number-columns-repeated="2" office:value-type="string" calcext:value-type="string">
            <text:p>V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ogging.getLogger().getEffectiveLevel() &lt; 10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numpy.sum(numpy.less(d_,1e-06)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_snps_used &gt; 0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igma_g_2 &gt; 0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return_snps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results) == 0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_snps_used == 0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stats) == 0)</text:p>
          </table:table-cell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ion as e</text:p>
          </table:table-cell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 = 0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SCORE = 1</text:p>
          </table:table-cell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ECT_SIZE = 2</text:p>
          </table:table-cell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GMA_G_2 = 3</text:p>
          </table:table-cell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_SNPS_IN_MODEL = 4</text:p>
          </table:table-cell>
        </table:table-row>
        <table:table-row table:style-name="ro3">
          <table:table-cell/>
          <table:table-cell office:value-type="string" calcext:value-type="string">
            <text:p>6</text:p>
          </table:table-cell>
          <table:table-cell table:number-columns-repeated="3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_SNPS_IN_COV = 5</text:p>
          </table:table-cell>
        </table:table-row>
        <table:table-row table:style-name="ro3">
          <table:table-cell/>
          <table:table-cell office:value-type="string" calcext:value-type="string">
            <text:p>7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_SNPS_USED = 6</text:p>
          </table:table-cell>
        </table:table-row>
        <table:table-row table:style-name="ro3"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31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_GENE = 'gene'</text:p>
          </table:table-cell>
        </table:table-row>
        <table:table-row table:style-name="ro3">
          <table:table-cell/>
          <table:table-cell office:value-type="string" calcext:value-type="string">
            <text:p>9</text:p>
          </table:table-cell>
          <table:table-cell table:number-columns-repeated="3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K_ZSCORE = 'zscore'</text:p>
          </table:table-cell>
        </table:table-row>
        <table:table-row table:style-name="ro3">
          <table:table-cell/>
          <table:table-cell office:value-type="string" calcext:value-type="string">
            <text:p>10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_EFFECT_SIZE = 'effect_size'</text:p>
          </table:table-cell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3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_VAR_G = 'var_g'</text:p>
          </table:table-cell>
        </table:table-row>
        <table:table-row table:style-name="ro3">
          <table:table-cell/>
          <table:table-cell office:value-type="string" calcext:value-type="string">
            <text:p>12</text:p>
          </table:table-cell>
          <table:table-cell table:number-columns-repeated="3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_N_SNPS_IN_MODEL = 'n_snps_in_model'</text:p>
          </table:table-cell>
        </table:table-row>
        <table:table-row table:style-name="ro3">
          <table:table-cell/>
          <table:table-cell office:value-type="string" calcext:value-type="string">
            <text:p>13</text:p>
          </table:table-cell>
          <table:table-cell table:number-columns-repeated="3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K_N_SNPS_IN_COV = 'n_snps_in_cov'</text:p>
          </table:table-cell>
        </table:table-row>
        <table:table-row table:style-name="ro3">
          <table:table-cell/>
          <table:table-cell office:value-type="string" calcext:value-type="string">
            <text:p>14</text:p>
          </table:table-cell>
          <table:table-cell table:number-columns-repeated="3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K_N_SNPS_USED = 'n_snps_used'</text:p>
          </table:table-cell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3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rder = [(GENE, K_GENE), (ZSCORE, K_ZSCORE), (EFFECT_SIZE, K_EFFECT_SIZE), (SIGMA_G_2, K_VAR_G), (N_SNPS_IN_MODEL, K_N_SNPS_IN_MODEL), (N_SNPS_IN_COV, K_N_SNPS_IN_COV), (N_SNPS_USED, K_N_SNPS_USED)]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31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EST_GWAS_P = 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table:number-columns-repeated="31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ARGEST_WEIGHT = 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5</text:p>
          </table:table-cell>
          <table:table-cell table:number-columns-repeated="31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_BEST_GWAS_P = 'best_gwas_p'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6</text:p>
          </table:table-cell>
          <table:table-cell table:number-columns-repeated="31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K_LARGEST_WEIGHT = 'largest_weight'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7</text:p>
          </table:table-cell>
          <table:table-cell table:number-columns-repeated="31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rder = [(GENE, K_GENE), (BEST_GWAS_P, K_BEST_GWAS_P), (LARGEST_WEIGHT, K_LARGEST_WEIGHT)]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aise Exceptions.ReportableException('Tried to instantiate abstract context')</text:p>
          </table:table-cell>
        </table:table-row>
        <table:table-row table:style-name="ro3">
          <table:table-cell table:number-columns-repeated="5"/>
          <table:table-cell table:number-columns-repeated="8" office:value-type="string" calcext:value-type="string">
            <text:p>1</text:p>
          </table:table-cell>
          <table:table-cell table:number-columns-repeated="21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14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(n_snps_in_model, i, cov, snps) = context.provide_calculation(gene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_ = numpy.linalg.eig(cov)[0]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ogging.info('Gene %s has covariance close to singular',gene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nps_used = i[Constants.SNP]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3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_snps_used = len(snps_used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6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_snps_in_cov = context.get_n_in_covariance(gene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16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(zscore, effect_size, sigma_g_2) = (numpy.nan, numpy.nan, numpy.nan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11"/>
          <table:table-cell office:value-type="string" calcext:value-type="string">
            <text:p>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_weight = i[WDBQF.K_WEIGHT]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_zscore = i[Constants.ZSCORE]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3</text:p>
          </table:table-cell>
          <table:table-cell table:number-columns-repeated="15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_beta = i[Constants.BETA]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4</text:p>
          </table:table-cell>
          <table:table-cell table:number-columns-repeated="15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ariances = numpy.diag(cov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5</text:p>
          </table:table-cell>
          <table:table-cell table:number-columns-repeated="15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i_sigma_l = numpy.sqrt(variances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6</text:p>
          </table:table-cell>
          <table:table-cell table:number-columns-repeated="15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gma_g_2 = float(d(d(i_weight,cov),i_weight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zscore = (numpy.sum(((i_weight * i_zscore) * i_sigma_l)) / numpy.sqrt(sigma_g_2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ffect_size = (numpy.sum(((i_weight * i_beta) * (i_sigma_l ** 2))) / sigma_g_2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ogging.log(9,'Unexpected exception when calculating zscore: %s, %s',gene,str(e)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 = (gene, zscore, effect_size, sigma_g_2, n_snps_in_model, n_snps_in_cov, n_snps_used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 (r, set(snps_used)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turn r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sults = list(zip(*results)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turn pandas.DataFrame({key:[] for (order, key) in ARF.order}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 = pandas.DataFrame({key:results[order] for (order, key) in ARF.order}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 = r[[key for (order, key) in ARF.order]]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turn (gene, numpy.nan, numpy.nan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best_zscore = numpy.max(numpy.abs(i_zscore)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 = (2 * stats.norm.cdf((- best_zscore))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est_weight = numpy.max(numpy.abs(i_weight)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turn (gene, p, best_weight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stats = list(zip(*stats))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turn pandas.DataFrame({key:[] for (order, key) in ASF.order}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 = pandas.DataFrame({key:stats[order] for (order, key) in ASF.order}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 = r[[key for (order, key) in ASF.order]]</text:p>
          </table:table-cell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34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37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AssociationCalculation.$A$104" table:cell-range-address="$AssociationCalculation.$A$104:.$AK$158"/>
          <table:named-range table:name="ACTIONELSE" table:base-cell-address="$AssociationCalculation.$A$161" table:cell-range-address="$AssociationCalculation.$A$161:.$AK$161"/>
          <table:named-range table:name="ACTIONEXCEPT" table:base-cell-address="$AssociationCalculation.$A$160" table:cell-range-address="$AssociationCalculation.$A$160:.$AK$160"/>
          <table:named-range table:name="ACTIONFINALLY" table:base-cell-address="$AssociationCalculation.$A$162" table:cell-range-address="$AssociationCalculation.$A$162:.$AK$162"/>
          <table:named-range table:name="ACTIONTRY" table:base-cell-address="$AssociationCalculation.$A$159" table:cell-range-address="$AssociationCalculation.$A$159:.$AK$159"/>
          <table:named-range table:name="CLASS" table:base-cell-address="$AssociationCalculation.$A$39" table:cell-range-address="$AssociationCalculation.$A$39:.$AK$42"/>
          <table:named-range table:name="CONDITION" table:base-cell-address="$AssociationCalculation.$A$93" table:cell-range-address="$AssociationCalculation.$A$93:.$AK$101"/>
          <table:named-range table:name="EVENT" table:base-cell-address="$AssociationCalculation.$A$66" table:cell-range-address="$AssociationCalculation.$A$66:.$AK$92"/>
          <table:named-range table:name="EXCEPT" table:base-cell-address="$AssociationCalculation.$A$38" table:cell-range-address="$AssociationCalculation.$A$38:.$AK$38"/>
          <table:named-range table:name="EXCEPTION" table:base-cell-address="$AssociationCalculation.$A$102" table:cell-range-address="$AssociationCalculation.$A$102:.$AK$103"/>
          <table:named-range table:name="INCLUDE" table:base-cell-address="$AssociationCalculation.$A$57" table:cell-range-address="$AssociationCalculation.$A$57:.$AK$65"/>
          <table:named-range table:name="METHOD" table:base-cell-address="$AssociationCalculation.$A$43" table:cell-range-address="$AssociationCalculation.$A$43:.$AK$56"/>
          <table:named-range table:name="NEXT" table:base-cell-address="$AssociationCalculation.$A$37" table:cell-range-address="$AssociationCalculation.$A$37:.$AK$37"/>
          <table:named-range table:name="RULE" table:base-cell-address="$AssociationCalculation.$A$2" table:cell-range-address="$AssociationCalculation.$A$2:.$A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7:44:35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7:44:36.144000000</meta:creation-date>
    <dc:title>modelTemplateV0.1.0</dc:title>
    <meta:editing-duration>PT7M17S</meta:editing-duration>
    <meta:editing-cycles>2</meta:editing-cycles>
    <meta:generator>LibreOffice/7.0.4.2$Windows_X86_64 LibreOffice_project/dcf040e67528d9187c66b2379df5ea4407429775</meta:generator>
    <dc:date>2021-01-11T18:02:03.980000000</dc:date>
    <meta:document-statistic meta:table-count="6" meta:cell-count="5011" meta:object-count="0"/>
    <meta:template xlink:type="simple" xlink:actuate="onRequest" xlink:title="modelTemplateV0.1.0" xlink:href="../../../../../Program%20Files/LibreOffice/program/../share/uno_packages/cache/uno_packages/lu39100wckftw.tmp_/codemap.oxt/template/codemap/modelTemplateV0.1.0.ots" meta:date="2021-01-11T17:44:35.270000000"/>
  </office:meta>
</office:document-meta>
</file>